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92ef" officeooo:paragraph-rsid="001392ef"/>
    </style:style>
    <style:style style:name="P2" style:family="paragraph" style:parent-style-name="Standard">
      <style:text-properties style:font-name="Liberation Serif" fo:font-size="14pt" fo:font-weight="normal" officeooo:rsid="001392ef" officeooo:paragraph-rsid="001392ef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officeooo:rsid="001392ef" officeooo:paragraph-rsid="001392ef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outline="false" style:text-line-through-style="none" style:text-line-through-type="none" style:font-name="Liberation Serif" fo:font-size="14pt" fo:font-style="normal" fo:text-shadow="none" style:text-underline-style="none" fo:font-weight="normal" officeooo:rsid="001392ef" officeooo:paragraph-rsid="001392ef" style:font-size-asian="14pt" style:font-style-asian="normal" style:font-weight-asian="normal" style:font-size-complex="14pt" style:font-weight-complex="normal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ohit Hindi" fo:font-size="9.5pt" fo:font-style="normal" fo:text-shadow="none" style:text-underline-style="none" fo:font-weight="normal" officeooo:rsid="001392ef" officeooo:paragraph-rsid="001392ef" style:font-size-asian="9.5pt" style:font-style-asian="normal" style:font-weight-asian="normal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ohit Hindi" fo:font-size="9.5pt" fo:font-style="normal" fo:text-shadow="none" style:text-underline-style="none" fo:font-weight="bold" officeooo:rsid="001392ef" officeooo:paragraph-rsid="001392ef" style:font-size-asian="9.5pt" style:font-style-asian="normal" style:font-weight-asian="bold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1" fo:font-size="9.5pt" fo:font-style="normal" fo:text-shadow="none" style:text-underline-style="none" fo:font-weight="normal" officeooo:rsid="001392ef" officeooo:paragraph-rsid="001392ef" style:font-size-asian="9.5pt" style:font-style-asian="normal" style:font-weight-asian="normal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1" fo:font-size="9.5pt" fo:font-style="normal" fo:text-shadow="none" style:text-underline-style="none" fo:font-weight="bold" officeooo:rsid="001392ef" officeooo:paragraph-rsid="001392ef" style:font-size-asian="9.5pt" style:font-style-asian="normal" style:font-weight-asian="bold" style:text-emphasize="none"/>
    </style:style>
    <style:style style:name="P9" style:family="paragraph" style:parent-style-name="Standard">
      <style:text-properties style:text-line-through-style="solid" style:text-line-through-type="single" style:font-name="Liberation Serif" fo:font-size="14pt" fo:font-weight="bold" officeooo:rsid="001392ef" officeooo:paragraph-rsid="001392e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paragraph-rsid="001392e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18739e" officeooo:paragraph-rsid="0018739e" style:font-size-asian="14pt" style:font-weight-asian="bold" style:font-size-complex="14pt" style:font-weight-complex="bold"/>
    </style:style>
    <style:style style:name="T1" style:family="text">
      <style:text-properties officeooo:rsid="001392ef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officeooo:rsid="00143cbb" style:font-style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officeooo:rsid="0018f061" style:font-style-asian="normal" style:text-emphasize="none"/>
    </style:style>
    <style:style style:name="T5" style:family="text">
      <style:text-properties officeooo:rsid="00160b9d"/>
    </style:style>
    <style:style style:name="T6" style:family="text">
      <style:text-properties officeooo:rsid="0018f0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eastAnalysis To-Do List:</text:p>
      <text:p text:style-name="P1"/>
      <text:p text:style-name="P9">1. Fix log4j problem. <text:span text:style-name="T5">BioFormats and log4j.</text:span></text:p>
      <text:p text:style-name="P10"><text:span text:style-name="T1">2. Use Log4j logger. </text:span><text:span text:style-name="T2">14. disable printout in hough segmentation.</text:span></text:p>
      <text:p text:style-name="P11"><text:span text:style-name="T2">3. Output Membrane + Measure Details to Measure folder</text:span></text:p>
      <text:p text:style-name="P2"><text:span text:style-name="T6">4</text:span>. Analyze 2 features.</text:p>
      <text:p text:style-name="P2"><text:span text:style-name="T6">5</text:span>. Interface redesign (ImageJ2).</text:p>
      <text:p text:style-name="P2"><text:span text:style-name="T6">6</text:span>. Manual detection deactivates so often.</text:p>
      <text:p text:style-name="P4"><text:span text:style-name="T6">7</text:span>. stop saving data as string (').</text:p>
      <text:p text:style-name="P4"><text:span text:style-name="T6">8</text:span>. Defaults of measure Options (None).</text:p>
      <text:p text:style-name="P2"><text:span text:style-name="T4">9</text:span><text:span text:style-name="T2">. Evaluation (New Interface?!).</text:span></text:p>
      <text:p text:style-name="P2"><text:span text:style-name="T4">10</text:span><text:span text:style-name="T2">. Box Plot Y axis no values when they.</text:span></text:p>
      <text:p text:style-name="P2"><text:span text:style-name="T3">1</text:span><text:span text:style-name="T4">1</text:span><text:span text:style-name="T2">. Data analysis path is not updated.</text:span></text:p>
      <text:p text:style-name="P2"><text:span text:style-name="T3">1</text:span><text:span text:style-name="T4">2</text:span><text:span text:style-name="T2">. Mark Mouse as busy, when clicking DataAnalysis Tab; Fetch Keywords.</text:span></text:p>
      <text:p text:style-name="P2"><text:span text:style-name="T2">1</text:span><text:span text:style-name="T4">3</text:span><text:span text:style-name="T2">. Disable Zoom of application.</text:span></text:p>
      <text:p text:style-name="P2"><text:span text:style-name="T3">1</text:span><text:span text:style-name="T4">4</text:span><text:span text:style-name="T2">. ComboBox for edit Keywords.</text:span></text:p>
      <text:p text:style-name="P2"><text:span text:style-name="T3">1</text:span><text:span text:style-name="T4">5</text:span><text:span text:style-name="T2">. Icons for segmentation toolbar buttons.</text:span></text:p>
      <text:p text:style-name="P2"><text:span text:style-name="T2">1</text:span><text:span text:style-name="T4">6</text:span><text:span text:style-name="T2">. When Browsing, Files should be shown in disabled mode (gray-out).</text:span></text:p>
      <text:p text:style-name="P2"><text:span text:style-name="T3">1</text:span><text:span text:style-name="T4">7</text:span><text:span text:style-name="T2">. Extensive Xls/CSV checks under windows.</text:span></text:p>
      <text:p text:style-name="P2"><text:span text:style-name="T3">1</text:span><text:span text:style-name="T4">8</text:span><text:span text:style-name="T2">. Error Message, first run (Meaure Options).</text:span></text:p>
      <text:p text:style-name="P2"><text:span text:style-name="T3">1</text:span><text:span text:style-name="T4">9</text:span><text:span text:style-name="T2">. Check if segmentation parameters are changed.</text:span></text:p>
      <text:p text:style-name="P2"><text:span text:style-name="T4">20</text:span><text:span text:style-name="T2">. Threshold value , Find the Optimal (automatic).</text:span></text:p>
      <text:p text:style-name="P2"><text:span text:style-name="T3">2</text:span><text:span text:style-name="T4">1</text:span><text:span text:style-name="T2">. view in folder in measure.</text:span></text:p>
      <text:p text:style-name="P2"><text:span text:style-name="T3">2</text:span><text:span text:style-name="T4">2</text:span><text:span text:style-name="T2">. Interactive Charts {A. save data to text(2); B. Interface to load txt data(2); C. choose x and y axis decimals and floats(2); D. edit data(2); E. choose chart(2); F. choose symbols and colors(2); G. edit title and labels(20); H. link to GUI(4).</text:span></text:p>
      <text:p text:style-name="P2"><text:span text:style-name="T3">2</text:span><text:span text:style-name="T4">3</text:span><text:span text:style-name="T2">. from JNLP enable pack200 to minimize jar size.</text:span></text:p>
      <text:p text:style-name="P2"><text:span text:style-name="T3">2</text:span><text:span text:style-name="T4">4</text:span><text:span text:style-name="T2">. Single Detection should read histogram and allow FS detection.</text:span></text:p>
      <text:p text:style-name="P2"><text:span text:style-name="T3">2</text:span><text:span text:style-name="T4">5</text:span><text:span text:style-name="T2">. Line for average (Mean) in graph , or clustering.</text:span></text:p>
      <text:p text:style-name="P2"><text:span text:style-name="T3">2</text:span><text:span text:style-name="T4">6</text:span><text:span text:style-name="T2">. Final Release</text:span></text:p>
      <text:p text:style-name="P2"><text:span text:style-name="T3">2</text:span><text:span text:style-name="T4">7</text:span><text:span text:style-name="T2">. Indication of Progress (measurement)</text:span></text:p>
      <text:p text:style-name="P2"><text:span text:style-name="T3">2</text:span><text:span text:style-name="T4">8</text:span><text:span text:style-name="T2">. Indication of Progress (Data Analysis)</text:span></text:p>
      <text:p text:style-name="P4"/>
      <text:p text:style-name="P5"/>
      <text:p text:style-name="P7"/>
      <text:p text:style-name="P5"/>
      <text:p text:style-name="P6"/>
      <text:p text:style-name="P5"/>
      <text:p text:style-name="P8"/>
      <text:p text:style-name="P5"/>
      <text:p text:style-name="P8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0-01T13:16:34.461250586</meta:creation-date>
    <dc:date>2014-10-02T16:28:42.229757160</dc:date>
    <dc:creator>Mohamed Tleis</dc:creator>
    <meta:editing-duration>PT10M15S</meta:editing-duration>
    <meta:editing-cycles>6</meta:editing-cycles>
    <meta:generator>LibreOffice/4.2.5.2$Linux_X86_64 LibreOffice_project/420m0$Build-2</meta:generator>
    <meta:document-statistic meta:table-count="0" meta:image-count="0" meta:object-count="0" meta:page-count="2" meta:paragraph-count="29" meta:word-count="234" meta:character-count="1444" meta:non-whitespace-character-count="1239"/>
  </office:meta>
</office:document-meta>
</file>